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48511e040" style:family="table" style:master-page-name="ta-mp-0x7f148511e040">
      <style:table-properties table:display="true" style:writing-mode="lr-tb"/>
    </style:style>
    <style:style style:name="ta-0x7f148511e230" style:family="table" style:master-page-name="ta-mp-0x7f148511e230">
      <style:table-properties table:display="true" style:writing-mode="lr-tb"/>
    </style:style>
    <style:style style:name="ta-0x7f148511e420" style:family="table" style:master-page-name="ta-mp-0x7f148511e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7f148514f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69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4851518e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b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e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1f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a1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f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32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44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c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57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7c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4f9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4fa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6.00pt" style:use-optimal-column-width="true"/>
    </style:style>
    <style:style style:name="ACOL-2" style:family="table-column">
      <style:table-column-properties style:column-width="339.00pt" style:use-optimal-column-width="true"/>
    </style:style>
    <style:style style:name="ACOL-3" style:family="table-column">
      <style:table-column-properties style:column-width="213.00pt" style:use-optimal-column-width="true"/>
    </style:style>
    <style:style style:name="ACOL-4" style:family="table-column">
      <style:table-column-properties style:column-width="145.05pt" style:use-optimal-column-width="true"/>
    </style:style>
    <style:style style:name="ACOL-5" style:family="table-column"/>
    <style:style style:name="AROW-1" style:family="table-row">
      <style:table-row-properties style:row-height="12.19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26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7f148511e040" table:print="fals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0"/>
        <table:table-column table:style-name="ACOL-0" table:number-columns-repeated="3"/>
        <table:table-column table:style-name="ACOL-0"/>
        <table:table-column table:style-name="ACOL-0" table:number-columns-repeated="1008"/>
        <table:table-row table:style-name="AROW-1">
          <table:table-cell table:style-name="Gnumeric-default"/>
          <table:table-cell table:style-name="ACE-0x7f14851511f8" office:value-type="string">
            <text:p><text:s text:c="12"/>FEM-LAB</text:p>
          </table:table-cell>
          <table:table-cell table:style-name="ACE-0x7f1485151320"/>
          <table:table-cell table:style-name="ACE-0x7f1485151448"/>
          <table:table-cell table:style-name="ACE-0x7f1485151448" office:value-type="string">
            <text:p>FUNCTIONSHEET</text:p>
          </table:table-cell>
          <table:table-cell table:style-name="ACE-0x7f1485151448"/>
          <table:table-cell table:style-name="ACE-0x7f1485151320"/>
          <table:table-cell table:style-name="ACE-0x7f1485151570" office:value-type="string">
            <text:p>github.com/oldbridgegeek/fem-lab</text:p>
          </table:table-cell>
          <table:table-cell table:number-columns-repeated="3" table:style-name="ACE-0x7f1485151320"/>
          <table:table-cell table:style-name="ACE-0x7f1485151698" office:value-type="string">
            <text:p>by Enes Witwit and Marcel Duerr</text:p>
          </table:table-cell>
          <table:table-cell table:style-name="ACE-0x7f1485151570"/>
          <table:table-cell table:style-name="ACE-0x7f14851517c0"/>
          <table:table-cell table:number-columns-repeated="1010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1">
          <table:table-cell table:style-name="ACE-0x7f14851518e8" office:value-type="string">
            <text:p>FUNCTION CATEGORY</text:p>
          </table:table-cell>
          <table:table-cell table:number-columns-repeated="2" table:style-name="ACE-0x7f1485151a10"/>
          <table:table-cell table:style-name="ACE-0x7f14851518e8" office:value-type="string">
            <text:p>FUNCTIONNAME</text:p>
          </table:table-cell>
          <table:table-cell table:number-columns-repeated="2" table:style-name="ACE-0x7f1485151a10"/>
          <table:table-cell table:style-name="ACE-0x7f14851518e8" office:value-type="string">
            <text:p>INPUT</text:p>
          </table:table-cell>
          <table:table-cell table:style-name="ACE-0x7f1485151a10"/>
          <table:table-cell table:style-name="ACE-0x7f14851518e8" office:value-type="string">
            <text:p>OUTPUT</text:p>
          </table:table-cell>
          <table:table-cell table:style-name="ACE-0x7f1485151a10"/>
          <table:table-cell table:style-name="ACE-0x7f14851518e8" office:value-type="string">
            <text:p>WHAT DO WE NEED</text:p>
          </table:table-cell>
          <table:table-cell table:number-columns-repeated="4" table:style-name="ACE-0x7f1485151a10"/>
          <table:table-cell table:style-name="ACE-0x7f14851518e8" office:value-type="string">
            <text:p>REMARK</text:p>
          </table:table-cell>
          <table:table-cell table:number-columns-repeated="2" table:style-name="ACE-0x7f1485151a10"/>
          <table:table-cell table:number-columns-repeated="1006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 office:value-type="string">
            <text:p>MESH</text:p>
          </table:table-cell>
          <table:table-cell table:number-columns-repeated="2" table:style-name="Gnumeric-default"/>
          <table:table-cell table:style-name="Gnumeric-default" office:value-type="string">
            <text:p>mesh_generate</text:p>
          </table:table-cell>
          <table:table-cell table:number-columns-repeated="2" table:style-name="Gnumeric-default"/>
          <table:table-cell table:style-name="Gnumeric-default" office:value-type="string">
            <text:p>[real num] mesh_size</text:p>
          </table:table-cell>
          <table:table-cell table:style-name="Gnumeric-default"/>
          <table:table-cell table:style-name="Gnumeric-default" office:value-type="string">
            <text:p>[matrix , matrix ] [vertex,cell]</text:p>
          </table:table-cell>
          <table:table-cell table:style-name="Gnumeric-default"/>
          <table:table-cell table:style-name="Gnumeric-default" office:value-type="string">
            <text:p>Need function to generate a mesh. A list with all vertices. A list of cells. </text:p>
          </table:table-cell>
          <table:table-cell table:number-columns-repeated="4" table:style-name="Gnumeric-default"/>
          <table:table-cell table:style-name="Gnumeric-default" office:value-type="string">
            <text:p>Lexicographical order.</text:p>
          </table:table-cell>
          <table:table-cell table:number-columns-repeated="1008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esh_nodes</text:p>
          </table:table-cell>
          <table:table-cell table:number-columns-repeated="2" table:style-name="Gnumeric-default"/>
          <table:table-cell table:style-name="Gnumeric-default" office:value-type="string">
            <text:p>[real num, natural num] [mesh_size, pol_deg]</text:p>
          </table:table-cell>
          <table:table-cell table:style-name="Gnumeric-default"/>
          <table:table-cell table:style-name="Gnumeric-default" office:value-type="string">
            <text:p>[matrix] Nodes</text:p>
          </table:table-cell>
          <table:table-cell table:style-name="Gnumeric-default"/>
          <table:table-cell table:style-name="Gnumeric-default" office:value-type="string">
            <text:p>Gain a matrix containg the node numbers globally of each cell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 office:value-type="string">
            <text:p>SHAPE FUNCTION</text:p>
          </table:table-cell>
          <table:table-cell table:number-columns-repeated="2" table:style-name="Gnumeric-default"/>
          <table:table-cell table:style-name="Gnumeric-default" office:value-type="string">
            <text:p>sf_generate</text:p>
          </table:table-cell>
          <table:table-cell table:number-columns-repeated="2" table:style-name="Gnumeric-default"/>
          <table:table-cell table:style-name="Gnumeric-default" office:value-type="string">
            <text:p>[integer] polynomial_deg</text:p>
          </table:table-cell>
          <table:table-cell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Need as output shape functions for the reference cell.</text:p>
          </table:table-cell>
          <table:table-cell table:number-columns-repeated="4" table:style-name="Gnumeric-default"/>
          <table:table-cell table:style-name="Gnumeric-default" office:value-type="string">
            <text:p>Reference cell is the unit square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f_derivate</text:p>
          </table:table-cell>
          <table:table-cell table:number-columns-repeated="2"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[matrix] [dx_SF, dy_SF]</text:p>
          </table:table-cell>
          <table:table-cell table:style-name="Gnumeric-default"/>
          <table:table-cell table:style-name="Gnumeric-default" office:value-type="string">
            <text:p>Gradients of the shape functions</text:p>
          </table:table-cell>
          <table:table-cell table:number-columns-repeated="4" table:style-name="Gnumeric-default"/>
          <table:table-cell table:style-name="Gnumeric-default" office:value-type="string">
            <text:p>Basically it is computing the derivative of a 2D polynomial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 office:value-type="string">
            <text:p>NODE</text:p>
          </table:table-cell>
          <table:table-cell table:number-columns-repeated="2" table:style-name="Gnumeric-default"/>
          <table:table-cell table:style-name="Gnumeric-default" office:value-type="string">
            <text:p>node_to_cells</text:p>
          </table:table-cell>
          <table:table-cell table:number-columns-repeated="2" table:style-name="Gnumeric-default"/>
          <table:table-cell table:style-name="Gnumeric-default" office:value-type="string">
            <text:p>[natural num, real num, natural num] [node_no, mesh_size, pol_deg]</text:p>
          </table:table-cell>
          <table:table-cell table:style-name="Gnumeric-default"/>
          <table:table-cell table:style-name="Gnumeric-default" office:value-type="string">
            <text:p>[natural num, natural num] [cell_no, sf_no]</text:p>
          </table:table-cell>
          <table:table-cell table:number-columns-repeated="1015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 office:value-type="string">
            <text:p>STIFFNESS MATRIX</text:p>
          </table:table-cell>
          <table:table-cell table:number-columns-repeated="2" table:style-name="Gnumeric-default"/>
          <table:table-cell table:style-name="Gnumeric-default" office:value-type="string">
            <text:p>sm_assemble_global</text:p>
          </table:table-cell>
          <table:table-cell table:number-columns-repeated="2" table:style-name="Gnumeric-default"/>
          <table:table-cell table:style-name="Gnumeric-default" office:value-type="string">
            <text:p>[real num, matrix, matrix] [mesh_size, SF, SM_local]</text:p>
          </table:table-cell>
          <table:table-cell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Compute the global stiffness matrix with the help of the local stiffness matrix</text:p>
          </table:table-cell>
          <table:table-cell table:number-columns-repeated="4" table:style-name="Gnumeric-default"/>
          <table:table-cell table:style-name="Gnumeric-default" office:value-type="string">
            <text:p>Mainly it is just renumbering the local stiffness matrix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m_assemble_local_vectorized</text:p>
          </table:table-cell>
          <table:table-cell table:number-columns-repeated="2" table:style-name="Gnumeric-default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 with optimized runtime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sm_assemble_local</text:p>
          </table:table-cell>
          <table:table-cell table:number-columns-repeated="2" table:style-name="Gnumeric-default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</text:p>
          </table:table-cell>
          <table:table-cell table:number-columns-repeated="1013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2">
          <table:table-cell table:style-name="ACE-0x7f1485151b38" office:value-type="string">
            <text:p>RIGHT HAND SIDE</text:p>
          </table:table-cell>
          <table:table-cell table:number-columns-repeated="2" table:style-name="Gnumeric-default"/>
          <table:table-cell table:style-name="Gnumeric-default" office:value-type="string">
            <text:p>rhs_integration_vectorized</text:p>
          </table:table-cell>
          <table:table-cell table:number-columns-repeated="2" table:style-name="Gnumeric-default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 with optimized runtime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rhs_integration</text:p>
          </table:table-cell>
          <table:table-cell table:number-columns-repeated="2" table:style-name="Gnumeric-default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</text:p>
          </table:table-cell>
          <table:table-cell table:number-columns-repeated="1013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2">
          <table:table-cell table:style-name="ACE-0x7f1485151b38" office:value-type="string">
            <text:p>LINEAR SYSTEM SOLVER</text:p>
          </table:table-cell>
          <table:table-cell table:number-columns-repeated="2" table:style-name="Gnumeric-default"/>
          <table:table-cell table:style-name="Gnumeric-default" office:value-type="string">
            <text:p>ls_solve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ls_cg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ls_minres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2">
          <table:table-cell table:style-name="ACE-0x7f1485151b38" office:value-type="string">
            <text:p>INTEGRATION</text:p>
          </table:table-cell>
          <table:table-cell table:number-columns-repeated="2" table:style-name="Gnumeric-default"/>
          <table:table-cell table:style-name="Gnumeric-default" office:value-type="string">
            <text:p>int_gauss_weights</text:p>
          </table:table-cell>
          <table:table-cell table:number-columns-repeated="1020" table:style-name="Gnumeric-default"/>
        </table:table-row>
        <table:table-row table:style-name="AROW-0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int_gauss</text:p>
          </table:table-cell>
          <table:table-cell table:number-columns-repeated="1020" table:style-name="Gnumeric-default"/>
        </table:table-row>
        <table:table-row table:style-name="AROW-0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int_gauss_vectorized</text:p>
          </table:table-cell>
          <table:table-cell table:number-columns-repeated="1020" table:style-name="Gnumeric-default"/>
        </table:table-row>
        <table:table-row table:style-name="AROW-0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int_gauss_vectorized_matrices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4">
          <table:table-cell table:style-name="ACE-0x7f1485151eb0" office:value-type="string">
            <text:p>TESTING</text:p>
          </table:table-cell>
          <table:table-cell table:number-columns-repeated="2" table:style-name="ACE-0x7f1485151fd8"/>
          <table:table-cell table:style-name="ACE-0x7f1485151fd8" office:value-type="string">
            <text:p>test_mesh_generate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4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assemble_global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assemble_local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eval_poly_transformed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eval_poly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hf_interpolation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rhs_integration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f_derivate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f_generate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olution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2" table:style-name="ACE-0x7f1485151fd8"/>
          <table:table-cell table:style-name="Gnumeric-default"/>
          <table:table-cell table:number-columns-repeated="1020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Gnumeric-default" office:value-type="string">
            <text:p>test_complete</text:p>
          </table:table-cell>
          <table:table-cell table:number-columns-repeated="1020" table:style-name="ACE-0x7f1485151fd8"/>
        </table:table-row>
        <table:table-row table:style-name="AROW-1">
          <table:table-cell table:number-columns-repeated="3" table:style-name="Gnumeric-default"/>
          <table:table-cell table:style-name="ACE-0x7f1485151fd8"/>
          <table:table-cell table:number-columns-repeated="1020" table:style-name="Gnumeric-default"/>
        </table:table-row>
        <table:table-row table:style-name="AROW-2">
          <table:table-cell table:style-name="ACE-0x7f1485151b38" office:value-type="string">
            <text:p>ERROR ANALYSIS</text:p>
          </table:table-cell>
          <table:table-cell table:number-columns-repeated="2" table:style-name="Gnumeric-default"/>
          <table:table-cell table:style-name="Gnumeric-default" office:value-type="string">
            <text:p>error_L2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error_runge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1">
          <table:table-cell table:style-name="ACE-0x7f1485151b38" office:value-type="string">
            <text:p>MODEL</text:p>
          </table:table-cell>
          <table:table-cell table:number-columns-repeated="2" table:style-name="Gnumeric-default"/>
          <table:table-cell table:style-name="Gnumeric-default" office:value-type="string">
            <text:p>m_plot_solution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paraview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shape_functions</text:p>
          </table:table-cell>
          <table:table-cell table:number-columns-repeated="1020" table:style-name="Gnumeric-default"/>
        </table:table-row>
        <table:table-row table:style-name="AROW-1" table:number-rows-repeated="4">
          <table:table-cell table:number-columns-repeated="1024"/>
        </table:table-row>
        <table:table-row table:style-name="AROW-2">
          <table:table-cell table:style-name="ACE-0x7f1485151b38" office:value-type="string">
            <text:p>HELP FUNCTION</text:p>
          </table:table-cell>
          <table:table-cell table:number-columns-repeated="2" table:style-name="Gnumeric-default"/>
          <table:table-cell table:style-name="Gnumeric-default" office:value-type="string">
            <text:p>hf_eval_poly</text:p>
          </table:table-cell>
          <table:table-cell table:number-columns-repeated="2" table:style-name="Gnumeric-default"/>
          <table:table-cell table:style-name="Gnumeric-default" office:value-type="string">
            <text:p>[vector] polynomial</text:p>
          </table:table-cell>
          <table:table-cell table:style-name="Gnumeric-default"/>
          <table:table-cell table:style-name="Gnumeric-default" office:value-type="string">
            <text:p>[double] polynomial_value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double] x_value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double] y_value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poly_transform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solution_vectoriz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xponent_to_column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interpolation</text:p>
          </table:table-cell>
          <table:table-cell table:number-columns-repeated="2" table:style-name="Gnumeric-default"/>
          <table:table-cell table:style-name="Gnumeric-default" office:value-type="string">
            <text:p>[matrix] data_set</text:p>
          </table:table-cell>
          <table:table-cell table:style-name="Gnumeric-default"/>
          <table:table-cell table:style-name="Gnumeric-default" office:value-type="string">
            <text:p>[vector] coefficient_vector</text:p>
          </table:table-cell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kronecker_delta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remove_duplicates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vtk</text:p>
          </table:table-cell>
          <table:table-cell table:number-columns-repeated="1020" table:style-name="Gnumeric-default"/>
        </table:table-row>
        <table:table-row table:style-name="AROW-0" table:number-rows-repeated="24">
          <table:table-cell table:number-columns-repeated="1024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  <gnm:selections gnm:cursor-col="4" gnm:cursor-row="49">
          <gnm:selection gnm:start-col="4" gnm:start-row="49" gnm:end-col="4" gnm:end-row="49"/>
        </gnm:selections>
      </table:table>
      <table:table table:name="Tabelle2" table:style-name="ta-0x7f148511e230" table:print="false">
        <office:forms form:automatic-focus="false" form:apply-design-mode="false">
          <form:form/>
        </office:forms>
        <table:table-column table:default-cell-style-name="ACE-0x7f148514f9b0" table:style-name="ACOL-0"/>
        <table:table-column table:default-cell-style-name="ACE-0x7f148514f9b0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2'.$A$1"/>
          <table:named-expression table:name="Sheet_Title" table:expression="of:=&quot;Tabelle2&quot;" table:base-cell-address="$'Tabe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Tabelle3" table:style-name="ta-0x7f148511e420" table:print="false">
        <office:forms form:automatic-focus="false" form:apply-design-mode="false">
          <form:form/>
        </office:forms>
        <table:table-column table:default-cell-style-name="ACE-0x7f148514fad8" table:style-name="ACOL-0"/>
        <table:table-column table:default-cell-style-name="ACE-0x7f148514fad8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3'.$A$1"/>
          <table:named-expression table:name="Sheet_Title" table:expression="of:=&quot;Tabelle3&quot;" table:base-cell-address="$'Tabe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4851366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48515bf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4851037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48511e040" style:display-name="Tabelle1" style:page-layout-name="pl-0x7f14851366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148511e230" style:display-name="Tabelle2" style:page-layout-name="pl-0x7f148515b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148511e420" style:display-name="Tabelle3" style:page-layout-name="pl-0x7f14851037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nes Witwit</dc:creator>
    <dc:date>2017-02-03T23:04:03Z</dc:date>
    <meta:creation-date>2016-12-20T17:08:32Z</meta:creation-date>
    <meta:editing-cycles>47</meta:editing-cycles>
    <meta:editing-duration>PT22H12M12S</meta:editing-duration>
    <meta:generator>gnumeric/1.12.9</meta:generator>
    <meta:initial-creator>Enes Witwit</meta:initial-creator>
  </office:meta>
</office:document-meta>
</file>